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="Arrow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2cm" draw:marker-start="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draw:marker-start="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marker-start="Arrow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2.99cm" svg:y="1.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svg:x="0.99cm" svg:y="2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8cm" svg:height="0.819cm" svg:x="4.08cm" svg:y="2.79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99cm" svg:y1="2.52cm" svg:x2="2.99cm" svg:y2="1.52cm">
          <text:p/>
        </draw:line>
        <draw:line draw:style-name="gr3" draw:text-style-name="P1" draw:layer="layout" svg:x1="4.99cm" svg:y1="2.52cm" svg:x2="6.99cm" svg:y2="1.52cm">
          <text:p/>
        </draw:line>
        <draw:line draw:style-name="gr3" draw:text-style-name="P1" draw:layer="layout" svg:x1="0.99cm" svg:y1="6.52cm" svg:x2="2.99cm" svg:y2="5.52cm">
          <text:p/>
        </draw:line>
        <draw:line draw:style-name="gr3" draw:text-style-name="P1" draw:layer="layout" svg:x1="4.99cm" svg:y1="6.52cm" svg:x2="6.99cm" svg:y2="5.52cm">
          <text:p/>
        </draw:line>
        <draw:line draw:style-name="gr4" draw:text-style-name="P1" draw:layer="layout" svg:x1="1.99cm" svg:y1="2.02cm" svg:x2="5.99cm" svg:y2="2.02cm">
          <text:p/>
        </draw:line>
        <draw:line draw:style-name="gr5" draw:text-style-name="P1" draw:layer="layout" svg:x1="0.99cm" svg:y1="7.52cm" svg:x2="5.99cm" svg:y2="5.02cm">
          <text:p/>
        </draw:line>
        <draw:custom-shape draw:style-name="gr1" draw:text-style-name="P1" draw:layer="layout" svg:width="1cm" svg:height="1cm" svg:x="3.49cm" svg:y="3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99cm" svg:y1="4.338cm" svg:x2="3.99cm" svg:y2="3.61cm">
          <text:p/>
        </draw:line>
        <draw:line draw:style-name="gr7" draw:text-style-name="P1" draw:layer="layout" svg:x1="3.99cm" svg:y1="6.02cm" svg:x2="3.99cm" svg:y2="4.52cm">
          <text:p/>
        </draw:line>
        <draw:line draw:style-name="gr7" draw:text-style-name="P1" draw:layer="layout" svg:x1="3.99cm" svg:y1="3.52cm" svg:x2="3.99cm" svg:y2="2.02cm">
          <text:p/>
        </draw:line>
        <draw:custom-shape draw:style-name="gr8" draw:text-style-name="P1" draw:layer="layout" svg:width="0.182cm" svg:height="0.181cm" svg:x="3.898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82cm" svg:height="0.181cm" svg:x="3.899cm" svg:y="5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0.762cm" svg:y1="6.02cm" svg:x2="7.535cm" svg:y2="6.02cm">
          <text:p/>
        </draw:line>
        <draw:line draw:style-name="gr10" draw:text-style-name="P1" draw:layer="layout" svg:x1="2.99cm" svg:y1="2.52cm" svg:x2="4.99cm" svg:y2="1.52cm">
          <text:p/>
        </draw:line>
        <draw:line draw:style-name="gr9" draw:text-style-name="P1" draw:layer="layout" svg:x1="3.99cm" svg:y1="2.156cm" svg:x2="3.99cm" svg:y2="0.429cm">
          <text:p/>
        </draw:line>
        <draw:line draw:style-name="gr11" draw:text-style-name="P1" draw:layer="layout" svg:x1="2.989cm" svg:y1="1.292cm" svg:x2="6.99cm" svg:y2="1.292cm">
          <text:p/>
        </draw:line>
        <draw:line draw:style-name="gr11" draw:text-style-name="P1" draw:layer="layout" svg:x1="7.262cm" svg:y1="1.52cm" svg:x2="7.262cm" svg:y2="5.52cm">
          <text:p/>
        </draw:line>
        <draw:line draw:style-name="gr11" draw:text-style-name="P1" draw:layer="layout" svg:x1="2.717cm" svg:y1="1.383cm" svg:x2="0.717cm" svg:y2="2.383cm">
          <text:p/>
        </draw:line>
        <draw:frame draw:style-name="gr12" draw:layer="layout" svg:width="1.327cm" svg:height="0.42cm" svg:x="2.708cm" svg:y="5.5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layer="layout" svg:width="0.399cm" svg:height="0.389cm" svg:x="0.545cm" svg:y="7.2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0.421cm" svg:height="0.389cm" svg:x="7.5cm" svg:y="6.0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0.377cm" svg:height="0.389cm" svg:x="3.478cm" svg:y="0.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0.797cm" svg:height="0.505cm" svg:x="0.783cm" svg:y="1.4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0.83cm" svg:height="0.445cm" svg:x="7.341cm" svg:y="3.34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2.922cm" svg:height="0.499cm" svg:x="4.08cm" svg:y="2.9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0.865cm" svg:height="0.505cm" svg:x="4.738cm" svg:y="0.747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0T14:32:46</meta:creation-date>
    <dc:date>2013-05-10T15:01:40</dc:date>
    <meta:editing-duration>P0D</meta:editing-duration>
    <meta:editing-cycles>2</meta:editing-cycles>
    <meta:generator>LibreOffice/3.5$Linux_X86_64 LibreOffice_project/350m1$Build-2</meta:generator>
    <meta:document-statistic meta:object-count="29"/>
  </office:meta>
</office:document-meta>
</file>

<file path=Object 1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i>k</mi>
        </mrow>
        <mo stretchy="false">)</mo>
      </mrow>
    </mrow>
    <annotation encoding="StarMath 5.0">(i,j,k)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i>y</mi>
    </mrow>
    <annotation encoding="StarMath 5.0">y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5/content.xml><?xml version="1.0" encoding="utf-8"?>
<math xmlns="http://www.w3.org/1998/Math/MathML">
  <semantics>
    <mrow>
      <mover accent="true">
        <mrow>
          <mo stretchy="false">Δ</mo>
          <mtext/>
        </mrow>
        <mo stretchy="false">̃</mo>
      </mover>
      <msub>
        <mi>x</mi>
        <mi>i</mi>
      </msub>
    </mrow>
    <annotation encoding="StarMath 5.0">tilde{%DELTA%} x_i</annotation>
  </semantics>
</math>
</file>

<file path=Object 6/content.xml><?xml version="1.0" encoding="utf-8"?>
<math xmlns="http://www.w3.org/1998/Math/MathML">
  <semantics>
    <mrow>
      <mo stretchy="false">Δ</mo>
      <mtext/>
      <msub>
        <mi>z</mi>
        <mi>k</mi>
      </msub>
    </mrow>
    <annotation encoding="StarMath 5.0">%DELTA% z_k</annotation>
  </semantics>
</math>
</file>

<file path=Object 8/content.xml><?xml version="1.0" encoding="utf-8"?>
<math xmlns="http://www.w3.org/1998/Math/MathML">
  <semantics>
    <mrow>
      <msubsup>
        <mi>J</mi>
        <mi>z</mi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  <mrow>
        <mo stretchy="false">(</mo>
        <mrow>
          <mi>i</mi>
          <mi>,</mi>
          <mi>j</mi>
          <mi>,</mi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</mrow>
    <annotation encoding="StarMath 5.0">J^{n+1/2}_z(i,j,k+1/2)</annotation>
  </semantics>
</math>
</file>

<file path=Object 9/content.xml><?xml version="1.0" encoding="utf-8"?>
<math xmlns="http://www.w3.org/1998/Math/MathML">
  <semantics>
    <mrow>
      <mover accent="true">
        <mrow>
          <mo stretchy="false">Δ</mo>
          <mtext/>
        </mrow>
        <mo stretchy="false">̃</mo>
      </mover>
      <msub>
        <mi>y</mi>
        <mi>j</mi>
      </msub>
    </mrow>
    <annotation encoding="StarMath 5.0">tilde{%DELTA%} y_j</annotation>
  </semantics>
</math>
</file>